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roker.setDefaultInterfaceChooser( EndpointChooser defaultInterface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etDefaultServiceChooser( EndpointChooser defaultService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SubscriptionFlo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etFlowNames( String flo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resolveAddress( MessageExchangeImpl exchang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faultBroker.setDefaultFlowChooser( FlowChooser defaultFlow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roker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roker.getMatchingEndpoints( ServiceEndpoint [ ] endpoints , MessageExchangeImpl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Broker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endExchangePacket( MessageExchange 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Broker.setFlows( Flow [ ] fl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Flow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etSubscriptionFlowName( String subscription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roker.createEndpointFilter( ComponentContextImpl context , MessageExchangeImpl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Broker.getDefaultInterface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DefaultFlow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init( JBIContainer contai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Brok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roker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roker.getServiceChooser( MessageExchangeImpl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Brok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roker.getSubscrip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DefaultService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setSubscriptionManager( SubscriptionManager subscrip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roker.Default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Broker.getInterfaceChooser( MessageExchangeImpl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